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9af4" officeooo:paragraph-rsid="001f9af4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ltisorting </text:p>
      <text:p text:style-name="Standard"/>
      <text:p text:style-name="Standard"/>
      <text:p text:style-name="Standard">#include &lt;iostream&gt;</text:p>
      <text:p text:style-name="Standard">#include&lt;algorithm&gt;</text:p>
      <text:p text:style-name="Standard">using namespace std;</text:p>
      <text:p text:style-name="Standard">struct student</text:p>
      <text:p text:style-name="Standard">{</text:p>
      <text:p text:style-name="Standard"><text:s text:c="2"/>int id;</text:p>
      <text:p text:style-name="Standard"><text:s text:c="2"/>int roll_no;</text:p>
      <text:p text:style-name="Standard"><text:s text:c="2"/>char name[50];</text:p>
      <text:p text:style-name="Standard"><text:s text:c="2"/>int clas;</text:p>
      <text:p text:style-name="Standard"/>
      <text:p text:style-name="Standard"/>
      <text:p text:style-name="Standard"><text:s text:c="2"/>void getdetails ()</text:p>
      <text:p text:style-name="Standard"><text:s text:c="2"/>{</text:p>
      <text:p text:style-name="Standard"><text:s text:c="4"/>cout &lt;&lt; "Enter the id of student " &lt;&lt; endl;</text:p>
      <text:p text:style-name="Standard"><text:s text:c="4"/>cin &gt;&gt; id;</text:p>
      <text:p text:style-name="Standard"><text:s text:c="4"/>cout &lt;&lt; "Enter the rol_no of student " &lt;&lt; endl;</text:p>
      <text:p text:style-name="Standard"><text:s text:c="4"/>cin &gt;&gt; roll_no;</text:p>
      <text:p text:style-name="Standard"><text:s text:c="4"/>cout &lt;&lt; "Enter the name of student " &lt;&lt; endl;</text:p>
      <text:p text:style-name="Standard"><text:s text:c="4"/>cin &gt;&gt; name;</text:p>
      <text:p text:style-name="Standard"><text:s text:c="4"/>cout &lt;&lt; "Enter the class of student " &lt;&lt; endl;</text:p>
      <text:p text:style-name="Standard"><text:s text:c="4"/>cin &gt;&gt; clas;</text:p>
      <text:p text:style-name="Standard"><text:s text:c="2"/>}</text:p>
      <text:p text:style-name="Standard"/>
      <text:p text:style-name="Standard"><text:s text:c="2"/>void printdetails ()</text:p>
      <text:p text:style-name="Standard"><text:s text:c="2"/>{</text:p>
      <text:p text:style-name="Standard"><text:s text:c="4"/>cout &lt;&lt; "The detils of student is "&lt;&lt;" id "&lt;&lt;id&lt;&lt;" roll_no "&lt;&lt;roll_no&lt;&lt;" name "&lt;&lt;name&lt;&lt;" class "&lt;&lt;clas&lt;&lt;endl;</text:p>
      <text:p text:style-name="Standard"><text:s text:c="2"/>}</text:p>
      <text:p text:style-name="Standard">};</text:p>
      <text:p text:style-name="Standard"/>
      <text:p text:style-name="Standard">bool</text:p>
      <text:p text:style-name="Standard">compareTwoStudents1 (student a, student b)</text:p>
      <text:p text:style-name="Standard">{</text:p>
      <text:p text:style-name="Standard"><text:s text:c="2"/>if (a.id != b.id)</text:p>
      <text:p text:style-name="Standard"><text:s text:c="4"/>{</text:p>
      <text:p text:style-name="Standard"><text:s text:c="6"/>return a.id &lt;b.id;</text:p>
      <text:p text:style-name="Standard"><text:s text:c="4"/>}</text:p>
      <text:p text:style-name="Standard">}</text:p>
      <text:p text:style-name="Standard"/>
      <text:p text:style-name="Standard">bool</text:p>
      <text:p text:style-name="Standard">compareTwoStudents2 (student a, student b)</text:p>
      <text:p text:style-name="Standard">{</text:p>
      <text:p text:style-name="Standard"><text:s text:c="2"/>if (a.roll_no != b.roll_no)</text:p>
      <text:p text:style-name="Standard"><text:s text:c="4"/>{</text:p>
      <text:p text:style-name="Standard"><text:s text:c="6"/>return a.roll_no &lt;b.roll_no;</text:p>
      <text:p text:style-name="Standard"><text:s text:c="4"/>}</text:p>
      <text:p text:style-name="Standard">}</text:p>
      <text:p text:style-name="Standard"/>
      <text:p text:style-name="Standard">bool</text:p>
      <text:p text:style-name="Standard"><text:soft-page-break/>compareTwoStudents3 (student a, student b)</text:p>
      <text:p text:style-name="Standard">{</text:p>
      <text:p text:style-name="Standard"><text:s text:c="2"/>if (a.name != b.name)</text:p>
      <text:p text:style-name="Standard"><text:s text:c="4"/>{</text:p>
      <text:p text:style-name="Standard"><text:s text:c="6"/>return a.name &lt; b.name;</text:p>
      <text:p text:style-name="Standard"><text:s text:c="4"/>}</text:p>
      <text:p text:style-name="Standard">}</text:p>
      <text:p text:style-name="Standard"/>
      <text:p text:style-name="Standard">bool</text:p>
      <text:p text:style-name="Standard">compareTwoStudents4 (student a, student b)</text:p>
      <text:p text:style-name="Standard">{</text:p>
      <text:p text:style-name="Standard"><text:s text:c="2"/>if (a.clas != b.clas)</text:p>
      <text:p text:style-name="Standard"><text:s text:c="4"/>{</text:p>
      <text:p text:style-name="Standard"><text:s text:c="6"/>return a.clas &lt; b.clas;</text:p>
      <text:p text:style-name="Standard"><text:s text:c="4"/>}</text:p>
      <text:p text:style-name="Standard">}</text:p>
      <text:p text:style-name="Standard"/>
      <text:p text:style-name="Standard">int</text:p>
      <text:p text:style-name="Standard">main ()</text:p>
      <text:p text:style-name="Standard">{</text:p>
      <text:p text:style-name="Standard"><text:s text:c="2"/>int n;</text:p>
      <text:p text:style-name="Standard"><text:s text:c="2"/>cout &lt;&lt; "Enter the no. of students ";</text:p>
      <text:p text:style-name="Standard"><text:s text:c="2"/>cin &gt;&gt; n;</text:p>
      <text:p text:style-name="Standard"><text:s text:c="2"/>student s[n];</text:p>
      <text:p text:style-name="Standard"><text:s text:c="2"/>for (int i = 0; i &lt; n; i++)</text:p>
      <text:p text:style-name="Standard"><text:s text:c="4"/>{</text:p>
      <text:p text:style-name="Standard"/>
      <text:p text:style-name="Standard"><text:s text:c="6"/>s[i].getdetails ();</text:p>
      <text:p text:style-name="Standard"><text:s text:c="6"/></text:p>
      <text:p text:style-name="Standard"/>
      <text:p text:style-name="Standard"><text:s text:c="4"/>}</text:p>
      <text:p text:style-name="Standard"><text:s text:c="2"/>char val;</text:p>
      <text:p text:style-name="Standard"><text:s text:c="2"/>cout &lt;&lt; "Enter the val 1,2,3,4";</text:p>
      <text:p text:style-name="Standard"><text:s text:c="2"/>cin &gt;&gt; val;</text:p>
      <text:p text:style-name="Standard"><text:s text:c="2"/>switch (val)</text:p>
      <text:p text:style-name="Standard"><text:s text:c="4"/>{</text:p>
      <text:p text:style-name="Standard"><text:s text:c="4"/>case '1':</text:p>
      <text:p text:style-name="Standard"><text:s text:c="6"/>sort(s, s + n, compareTwoStudents1);</text:p>
      <text:p text:style-name="Standard"><text:s text:c="6"/>break;</text:p>
      <text:p text:style-name="Standard"><text:s text:c="4"/>case '2':</text:p>
      <text:p text:style-name="Standard"><text:s text:c="6"/>sort(s, s + n, compareTwoStudents2);</text:p>
      <text:p text:style-name="Standard"><text:s text:c="6"/>break;</text:p>
      <text:p text:style-name="Standard"><text:s text:c="4"/>case '3':</text:p>
      <text:p text:style-name="Standard"><text:s text:c="6"/>sort(s, s + n, compareTwoStudents3);</text:p>
      <text:p text:style-name="Standard"><text:s text:c="6"/>break;</text:p>
      <text:p text:style-name="Standard"><text:s text:c="4"/>case '4':</text:p>
      <text:p text:style-name="Standard"><text:s text:c="6"/>sort(s, s + n, compareTwoStudents4);</text:p>
      <text:p text:style-name="Standard"><text:s text:c="6"/>break;</text:p>
      <text:p text:style-name="Standard"><text:s text:c="4"/>default:</text:p>
      <text:p text:style-name="Standard"><text:s text:c="6"/>cout &lt;&lt; "val is not correct ";</text:p>
      <text:p text:style-name="Standard"><text:s text:c="6"/>break;</text:p>
      <text:p text:style-name="Standard"><text:s text:c="4"/>}</text:p>
      <text:p text:style-name="Standard"><text:soft-page-break/><text:s text:c="4"/>cout&lt;&lt;"After sorting:"&lt;&lt;endl;</text:p>
      <text:p text:style-name="Standard">for(int i=0;i&lt;n;i++){</text:p>
      <text:p text:style-name="Standard"><text:s text:c="4"/>s[i].printdetails ();</text:p>
      <text:p text:style-name="Standard">}</text:p>
      <text:p text:style-name="Standard"><text:s text:c="2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2:13:34.013048796</meta:creation-date>
    <dc:date>2022-07-05T16:47:25.961134684</dc:date>
    <meta:editing-duration>PT52M38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97" meta:word-count="265" meta:character-count="1665" meta:non-whitespace-character-count="1239"/>
  </office:meta>
</office:document-meta>
</file>